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5"/>
    <style:style style:name="ce3" style:family="table-cell" style:parent-style-name="Default" style:data-style-name="N106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7"/>
    <style:style style:name="ce5" style:family="table-cell" style:parent-style-name="Default" style:data-style-name="N109"/>
    <style:style style:name="ce6" style:family="table-cell" style:parent-style-name="Default" style:data-style-name="N108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6" table:default-cell-style-name="ce2"/>
        <table:table-row table:style-name="ro1">
          <table:table-cell table:style-name="Default" office:value-type="string" calcext:value-type="string">
            <text:p>V_RB</text:p>
          </table:table-cell>
          <table:table-cell table:style-name="Default" office:value-type="string" calcext:value-type="string">
            <text:p>dV_RB</text:p>
          </table:table-cell>
          <table:table-cell table:style-name="Default" office:value-type="string" calcext:value-type="string">
            <text:p>V_CE</text:p>
          </table:table-cell>
          <table:table-cell table:style-name="Default" office:value-type="string" calcext:value-type="string">
            <text:p>dV_CE</text:p>
          </table:table-cell>
          <table:table-cell table:style-name="Default" office:value-type="string" calcext:value-type="string">
            <text:p>V_BE</text:p>
          </table:table-cell>
          <table:table-cell table:style-name="Default" office:value-type="string" calcext:value-type="string">
            <text:p>dV_BE</text:p>
          </table:table-cell>
          <table:table-cell table:style-name="Default"/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dR_B</text:p>
          </table:table-cell>
          <table:table-cell table:style-name="Default" office:value-type="string" calcext:value-type="string">
            <text:p>I_B</text:p>
          </table:table-cell>
          <table:table-cell table:style-name="Default" office:value-type="string" calcext:value-type="string">
            <text:p>dI_B</text:p>
          </table:table-cell>
          <table:table-cell table:style-name="Default" office:value-type="string" calcext:value-type="string">
            <text:p>V_1</text:p>
          </table:table-cell>
          <table:table-cell table:style-name="Default" office:value-type="string" calcext:value-type="string">
            <text:p>dV_1</text:p>
          </table:table-cell>
          <table:table-cell table:style-name="Default" office:value-type="string" calcext:value-type="string">
            <text:p>R_L</text:p>
          </table:table-cell>
          <table:table-cell table:style-name="Default" table:number-columns-repeated="2"/>
          <table:table-cell table:style-name="Default" office:value-type="string" calcext:value-type="string">
            <text:p>cursore2</text:p>
          </table:table-cell>
          <table:table-cell table:style-name="Default" office:value-type="string" calcext:value-type="string">
            <text:p>cursore1</text:p>
          </table:table-cell>
          <table:table-cell table:style-name="Default"/>
        </table:table-row>
        <table:table-row table:style-name="ro1">
          <table:table-cell table:style-name="ce1" office:value-type="float" office:value="4.16" calcext:value-type="float">
            <text:p>4,1600</text:p>
          </table:table-cell>
          <table:table-cell table:style-name="ce3" table:formula="of:=((0.005*[.A2])^2+0.01*0.01)^0.5" office:value-type="float" office:value="0.0230789947788026" calcext:value-type="float">
            <text:p>0,0231</text:p>
          </table:table-cell>
          <table:table-cell table:style-name="ce3" office:value-type="float" office:value="0.316" calcext:value-type="float">
            <text:p>0,3160</text:p>
          </table:table-cell>
          <table:table-cell table:style-name="ce1" table:formula="of:=((0.03*[.C2])^2+[.Q2]*[.Q2])^0.5" office:value-type="float" office:value="0.00968867379985517" calcext:value-type="float">
            <text:p>0,0097</text:p>
          </table:table-cell>
          <table:table-cell table:style-name="ce1" office:value-type="float" office:value="0.88" calcext:value-type="float">
            <text:p>0,8800</text:p>
          </table:table-cell>
          <table:table-cell table:style-name="ce1" table:formula="of:=((0.03*[.E2])^2+[.R2]*[.R2])^0.5" office:value-type="float" office:value="0.0282304799817502" calcext:value-type="float">
            <text:p>0,0282</text:p>
          </table:table-cell>
          <table:table-cell table:style-name="ce1"/>
          <table:table-cell table:style-name="ce4" office:value-type="float" office:value="46700" calcext:value-type="float">
            <text:p>46700,0000000000</text:p>
          </table:table-cell>
          <table:table-cell office:value-type="float" office:value="400" calcext:value-type="float">
            <text:p>400,000</text:p>
          </table:table-cell>
          <table:table-cell table:style-name="ce5" table:formula="of:=[.A2]/[.H2]" office:value-type="float" office:value="0.0000890792291220557" calcext:value-type="float">
            <text:p>0,000089079229</text:p>
          </table:table-cell>
          <table:table-cell table:style-name="ce5" table:formula="of:=([.I2]/[.H2]+[.B2]/[.A2])*[.J2]" office:value-type="float" office:value="0.00000125718814620182" calcext:value-type="float">
            <text:p>0,000001257188</text:p>
          </table:table-cell>
          <table:table-cell table:style-name="ce6" office:value-type="float" office:value="10.06" calcext:value-type="float">
            <text:p>10,06000000</text:p>
          </table:table-cell>
          <table:table-cell table:style-name="ce6" office:value-type="float" office:value="0.06" calcext:value-type="float">
            <text:p>0,06000000</text:p>
          </table:table-cell>
          <table:table-cell table:style-name="ce6" office:value-type="float" office:value="0.977" calcext:value-type="float">
            <text:p>0,97700000</text:p>
          </table:table-cell>
          <table:table-cell table:style-name="ce6" office:value-type="float" office:value="0.008" calcext:value-type="float">
            <text:p>0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3.97" calcext:value-type="float">
            <text:p>3,9700</text:p>
          </table:table-cell>
          <table:table-cell table:style-name="ce3" table:formula="of:=((0.005*[.A3])^2+0.01*0.01)^0.5" office:value-type="float" office:value="0.022226616926559" calcext:value-type="float">
            <text:p>0,0222</text:p>
          </table:table-cell>
          <table:table-cell table:style-name="ce1" office:value-type="float" office:value="0.3" calcext:value-type="float">
            <text:p>0,3000</text:p>
          </table:table-cell>
          <table:table-cell table:style-name="ce1" table:formula="of:=((0.03*[.C3])^2+[.Q3]*[.Q3])^0.5" office:value-type="float" office:value="0.00921954445729289" calcext:value-type="float">
            <text:p>0,0092</text:p>
          </table:table-cell>
          <table:table-cell table:style-name="ce1" office:value-type="float" office:value="0.86" calcext:value-type="float">
            <text:p>0,8600</text:p>
          </table:table-cell>
          <table:table-cell table:style-name="ce1" table:formula="of:=((0.03*[.E3])^2+[.R3]*[.R3])^0.5" office:value-type="float" office:value="0.0276702005775166" calcext:value-type="float">
            <text:p>0,0277</text:p>
          </table:table-cell>
          <table:table-cell table:style-name="ce1"/>
          <table:table-cell table:style-name="ce4" office:value-type="float" office:value="46701" calcext:value-type="float">
            <text:p>46701,0000000000</text:p>
          </table:table-cell>
          <table:table-cell office:value-type="float" office:value="401" calcext:value-type="float">
            <text:p>401,000</text:p>
          </table:table-cell>
          <table:table-cell table:style-name="ce5" table:formula="of:=[.A3]/[.H3]" office:value-type="float" office:value="0.0000850088863193508" calcext:value-type="float">
            <text:p>0,000085008886</text:p>
          </table:table-cell>
          <table:table-cell table:style-name="ce5" table:formula="of:=([.I3]/[.H3]+[.B3]/[.A3])*[.J3]" office:value-type="float" office:value="0.00000120586669109053" calcext:value-type="float">
            <text:p>0,000001205867</text:p>
          </table:table-cell>
          <table:table-cell table:style-name="ce6" office:value-type="float" office:value="11.06" calcext:value-type="float">
            <text:p>11,06000000</text:p>
          </table:table-cell>
          <table:table-cell table:style-name="ce6" office:value-type="float" office:value="1.06" calcext:value-type="float">
            <text:p>1,06000000</text:p>
          </table:table-cell>
          <table:table-cell table:style-name="ce6" office:value-type="float" office:value="1.977" calcext:value-type="float">
            <text:p>1,97700000</text:p>
          </table:table-cell>
          <table:table-cell table:style-name="ce6" office:value-type="float" office:value="1.008" calcext:value-type="float">
            <text:p>1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3.22" calcext:value-type="float">
            <text:p>3,2200</text:p>
          </table:table-cell>
          <table:table-cell table:style-name="ce3" table:formula="of:=((0.005*[.A4])^2+0.01*0.01)^0.5" office:value-type="float" office:value="0.018952836199366" calcext:value-type="float">
            <text:p>0,0190</text:p>
          </table:table-cell>
          <table:table-cell table:style-name="ce1" office:value-type="float" office:value="0.312" calcext:value-type="float">
            <text:p>0,3120</text:p>
          </table:table-cell>
          <table:table-cell table:style-name="ce1" table:formula="of:=((0.03*[.C4])^2+[.Q4]*[.Q4])^0.5" office:value-type="float" office:value="0.00957129040412002" calcext:value-type="float">
            <text:p>0,0096</text:p>
          </table:table-cell>
          <table:table-cell table:style-name="ce1" office:value-type="float" office:value="0.84" calcext:value-type="float">
            <text:p>0,8400</text:p>
          </table:table-cell>
          <table:table-cell table:style-name="ce1" table:formula="of:=((0.03*[.E4])^2+[.R4]*[.R4])^0.5" office:value-type="float" office:value="0.0271116211245289" calcext:value-type="float">
            <text:p>0,0271</text:p>
          </table:table-cell>
          <table:table-cell table:style-name="ce1"/>
          <table:table-cell table:style-name="ce4" office:value-type="float" office:value="46702" calcext:value-type="float">
            <text:p>46702,0000000000</text:p>
          </table:table-cell>
          <table:table-cell office:value-type="float" office:value="402" calcext:value-type="float">
            <text:p>402,000</text:p>
          </table:table-cell>
          <table:table-cell table:style-name="ce5" table:formula="of:=[.A4]/[.H4]" office:value-type="float" office:value="0.0000689477966682369" calcext:value-type="float">
            <text:p>0,000068947797</text:p>
          </table:table-cell>
          <table:table-cell table:style-name="ce5" table:formula="of:=([.I4]/[.H4]+[.B4]/[.A4])*[.J4]" office:value-type="float" office:value="0.000000999311602500906" calcext:value-type="float">
            <text:p>0,000000999312</text:p>
          </table:table-cell>
          <table:table-cell table:style-name="ce6" office:value-type="float" office:value="12.06" calcext:value-type="float">
            <text:p>12,06000000</text:p>
          </table:table-cell>
          <table:table-cell table:style-name="ce6" office:value-type="float" office:value="2.06" calcext:value-type="float">
            <text:p>2,06000000</text:p>
          </table:table-cell>
          <table:table-cell table:style-name="ce6" office:value-type="float" office:value="2.977" calcext:value-type="float">
            <text:p>2,97700000</text:p>
          </table:table-cell>
          <table:table-cell table:style-name="ce6" office:value-type="float" office:value="2.008" calcext:value-type="float">
            <text:p>2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92" calcext:value-type="float">
            <text:p>2,9200</text:p>
          </table:table-cell>
          <table:table-cell table:style-name="ce3" table:formula="of:=((0.005*[.A5])^2+0.01*0.01)^0.5" office:value-type="float" office:value="0.0176963273025789" calcext:value-type="float">
            <text:p>0,0177</text:p>
          </table:table-cell>
          <table:table-cell table:style-name="ce1" office:value-type="float" office:value="0.312" calcext:value-type="float">
            <text:p>0,3120</text:p>
          </table:table-cell>
          <table:table-cell table:style-name="ce1" table:formula="of:=((0.03*[.C5])^2+[.Q5]*[.Q5])^0.5" office:value-type="float" office:value="0.0220818839775958" calcext:value-type="float">
            <text:p>0,0221</text:p>
          </table:table-cell>
          <table:table-cell table:style-name="ce1" office:value-type="float" office:value="0.86" calcext:value-type="float">
            <text:p>0,8600</text:p>
          </table:table-cell>
          <table:table-cell table:style-name="ce1" table:formula="of:=((0.03*[.E5])^2+[.R5]*[.R5])^0.5" office:value-type="float" office:value="0.0276702005775166" calcext:value-type="float">
            <text:p>0,0277</text:p>
          </table:table-cell>
          <table:table-cell table:style-name="ce1"/>
          <table:table-cell table:style-name="ce4" office:value-type="float" office:value="46703" calcext:value-type="float">
            <text:p>46703,0000000000</text:p>
          </table:table-cell>
          <table:table-cell office:value-type="float" office:value="403" calcext:value-type="float">
            <text:p>403,000</text:p>
          </table:table-cell>
          <table:table-cell table:style-name="ce5" table:formula="of:=[.A5]/[.H5]" office:value-type="float" office:value="0.0000625227501445303" calcext:value-type="float">
            <text:p>0,000062522750</text:p>
          </table:table-cell>
          <table:table-cell table:style-name="ce5" table:formula="of:=([.I5]/[.H5]+[.B5]/[.A5])*[.J5]" office:value-type="float" office:value="0.000000918420564221242" calcext:value-type="float">
            <text:p>0,000000918421</text:p>
          </table:table-cell>
          <table:table-cell table:style-name="ce6" office:value-type="float" office:value="13.06" calcext:value-type="float">
            <text:p>13,06000000</text:p>
          </table:table-cell>
          <table:table-cell table:style-name="ce6" office:value-type="float" office:value="3.06" calcext:value-type="float">
            <text:p>3,06000000</text:p>
          </table:table-cell>
          <table:table-cell table:style-name="ce6" office:value-type="float" office:value="3.977" calcext:value-type="float">
            <text:p>3,97700000</text:p>
          </table:table-cell>
          <table:table-cell table:style-name="ce6" office:value-type="float" office:value="3.008" calcext:value-type="float">
            <text:p>3,00800000</text:p>
          </table:table-cell>
          <table:table-cell table:style-name="ce6"/>
          <table:table-cell table:style-name="ce1" office:value-type="float" office:value="0.02" calcext:value-type="float">
            <text:p>0,02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033" calcext:value-type="float">
            <text:p>0,0033</text:p>
          </table:table-cell>
          <table:table-cell table:style-name="ce3" table:formula="of:=((0.005*[.A6])^2+0.0001*0.001)^0.5" office:value-type="float" office:value="0.000316657938476205" calcext:value-type="float">
            <text:p>0,0003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6])^2+[.Q6]*[.Q6])^0.5" office:value-type="float" office:value="0.316227766016838" calcext:value-type="float">
            <text:p>0,3162</text:p>
          </table:table-cell>
          <table:table-cell table:style-name="ce1" office:value-type="float" office:value="0.076" calcext:value-type="float">
            <text:p>0,0760</text:p>
          </table:table-cell>
          <table:table-cell table:style-name="ce1" table:formula="of:=((0.03*[.E6])^2+[.R6]*[.R6])^0.5" office:value-type="float" office:value="0.00248965861113527" calcext:value-type="float">
            <text:p>0,0025</text:p>
          </table:table-cell>
          <table:table-cell table:style-name="ce1"/>
          <table:table-cell table:style-name="ce4" office:value-type="float" office:value="46704" calcext:value-type="float">
            <text:p>46704,0000000000</text:p>
          </table:table-cell>
          <table:table-cell office:value-type="float" office:value="404" calcext:value-type="float">
            <text:p>404,000</text:p>
          </table:table-cell>
          <table:table-cell table:style-name="ce5" table:formula="of:=[.A6]/[.H6]" office:value-type="float" office:value="0.0000000706577595066804" calcext:value-type="float">
            <text:p>0,000000070658</text:p>
          </table:table-cell>
          <table:table-cell table:style-name="ce5" table:formula="of:=([.I6]/[.H6]+[.B6]/[.A6])*[.J6]" office:value-type="float" office:value="0.00000000739130852425711" calcext:value-type="float">
            <text:p>0,000000007391</text:p>
          </table:table-cell>
          <table:table-cell table:style-name="ce6" office:value-type="float" office:value="14.06" calcext:value-type="float">
            <text:p>14,06000000</text:p>
          </table:table-cell>
          <table:table-cell table:style-name="ce6" office:value-type="float" office:value="4.06" calcext:value-type="float">
            <text:p>4,06000000</text:p>
          </table:table-cell>
          <table:table-cell table:style-name="ce6" office:value-type="float" office:value="4.977" calcext:value-type="float">
            <text:p>4,97700000</text:p>
          </table:table-cell>
          <table:table-cell table:style-name="ce6" office:value-type="float" office:value="4.008" calcext:value-type="float">
            <text:p>4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1" calcext:value-type="float">
            <text:p>0,0010</text:p>
          </table:table-cell>
          <table:table-cell/>
        </table:table-row>
        <table:table-row table:style-name="ro1">
          <table:table-cell table:style-name="ce1" office:value-type="float" office:value="3.26" calcext:value-type="float">
            <text:p>3,2600</text:p>
          </table:table-cell>
          <table:table-cell table:style-name="ce3" table:formula="of:=((0.005*[.A7])^2+0.01*0.01)^0.5" office:value-type="float" office:value="0.0191230227736098" calcext:value-type="float">
            <text:p>0,0191</text:p>
          </table:table-cell>
          <table:table-cell table:style-name="ce1" office:value-type="float" office:value="0.2" calcext:value-type="float">
            <text:p>0,2000</text:p>
          </table:table-cell>
          <table:table-cell table:style-name="ce1" table:formula="of:=((0.03*[.C7])^2+[.Q7]*[.Q7])^0.5" office:value-type="float" office:value="0.00721110255092798" calcext:value-type="float">
            <text:p>0,0072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7])^2+[.R7]*[.R7])^0.5" office:value-type="float" office:value="0.0243483058958935" calcext:value-type="float">
            <text:p>0,0243</text:p>
          </table:table-cell>
          <table:table-cell table:style-name="ce1"/>
          <table:table-cell table:style-name="ce4" office:value-type="float" office:value="46705" calcext:value-type="float">
            <text:p>46705,0000000000</text:p>
          </table:table-cell>
          <table:table-cell office:value-type="float" office:value="405" calcext:value-type="float">
            <text:p>405,000</text:p>
          </table:table-cell>
          <table:table-cell table:style-name="ce5" table:formula="of:=[.A7]/[.H7]" office:value-type="float" office:value="0.0000697998073011455" calcext:value-type="float">
            <text:p>0,000069799807</text:p>
          </table:table-cell>
          <table:table-cell table:style-name="ce5" table:formula="of:=([.I7]/[.H7]+[.B7]/[.A7])*[.J7]" office:value-type="float" office:value="0.00000101470816252165" calcext:value-type="float">
            <text:p>0,000001014708</text:p>
          </table:table-cell>
          <table:table-cell table:style-name="ce6" office:value-type="float" office:value="15.06" calcext:value-type="float">
            <text:p>15,06000000</text:p>
          </table:table-cell>
          <table:table-cell table:style-name="ce6" office:value-type="float" office:value="5.06" calcext:value-type="float">
            <text:p>5,06000000</text:p>
          </table:table-cell>
          <table:table-cell table:style-name="ce6" office:value-type="float" office:value="5.977" calcext:value-type="float">
            <text:p>5,97700000</text:p>
          </table:table-cell>
          <table:table-cell table:style-name="ce6" office:value-type="float" office:value="5.008" calcext:value-type="float">
            <text:p>5,00800000</text:p>
          </table:table-cell>
          <table:table-cell table:style-name="ce6"/>
          <table:table-cell table:style-name="ce1" office:value-type="float" office:value="0.004" calcext:value-type="float">
            <text:p>0,004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88" calcext:value-type="float">
            <text:p>2,8800</text:p>
          </table:table-cell>
          <table:table-cell table:style-name="ce3" table:formula="of:=((0.005*[.A8])^2+0.01*0.01)^0.5" office:value-type="float" office:value="0.0175316856006489" calcext:value-type="float">
            <text:p>0,0175</text:p>
          </table:table-cell>
          <table:table-cell table:style-name="ce1" office:value-type="float" office:value="0.24" calcext:value-type="float">
            <text:p>0,2400</text:p>
          </table:table-cell>
          <table:table-cell table:style-name="ce1" table:formula="of:=((0.03*[.C8])^2+[.Q8]*[.Q8])^0.5" office:value-type="float" office:value="0.00747261667690776" calcext:value-type="float">
            <text:p>0,0075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8])^2+[.R8]*[.R8])^0.5" office:value-type="float" office:value="0.0243483058958935" calcext:value-type="float">
            <text:p>0,0243</text:p>
          </table:table-cell>
          <table:table-cell table:style-name="ce1"/>
          <table:table-cell table:style-name="ce4" office:value-type="float" office:value="46706" calcext:value-type="float">
            <text:p>46706,0000000000</text:p>
          </table:table-cell>
          <table:table-cell office:value-type="float" office:value="406" calcext:value-type="float">
            <text:p>406,000</text:p>
          </table:table-cell>
          <table:table-cell table:style-name="ce5" table:formula="of:=[.A8]/[.H8]" office:value-type="float" office:value="0.0000616623131931658" calcext:value-type="float">
            <text:p>0,000061662313</text:p>
          </table:table-cell>
          <table:table-cell table:style-name="ce5" table:formula="of:=([.I8]/[.H8]+[.B8]/[.A8])*[.J8]" office:value-type="float" office:value="0.000000911372944741023" calcext:value-type="float">
            <text:p>0,000000911373</text:p>
          </table:table-cell>
          <table:table-cell table:style-name="ce6" office:value-type="float" office:value="16.06" calcext:value-type="float">
            <text:p>16,06000000</text:p>
          </table:table-cell>
          <table:table-cell table:style-name="ce6" office:value-type="float" office:value="6.06" calcext:value-type="float">
            <text:p>6,06000000</text:p>
          </table:table-cell>
          <table:table-cell table:style-name="ce6" office:value-type="float" office:value="6.977" calcext:value-type="float">
            <text:p>6,97700000</text:p>
          </table:table-cell>
          <table:table-cell table:style-name="ce6" office:value-type="float" office:value="6.008" calcext:value-type="float">
            <text:p>6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55" calcext:value-type="float">
            <text:p>2,5500</text:p>
          </table:table-cell>
          <table:table-cell table:style-name="ce3" table:formula="of:=((0.005*[.A9])^2+0.01*0.01)^0.5" office:value-type="float" office:value="0.0162037804230988" calcext:value-type="float">
            <text:p>0,0162</text:p>
          </table:table-cell>
          <table:table-cell table:style-name="ce1" office:value-type="float" office:value="0.216" calcext:value-type="float">
            <text:p>0,2160</text:p>
          </table:table-cell>
          <table:table-cell table:style-name="ce1" table:formula="of:=((0.03*[.C9])^2+[.Q9]*[.Q9])^0.5" office:value-type="float" office:value="0.00678162222480728" calcext:value-type="float">
            <text:p>0,0068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9])^2+[.R9]*[.R9])^0.5" office:value-type="float" office:value="0.0243483058958935" calcext:value-type="float">
            <text:p>0,0243</text:p>
          </table:table-cell>
          <table:table-cell table:style-name="ce1"/>
          <table:table-cell table:style-name="ce4" office:value-type="float" office:value="46707" calcext:value-type="float">
            <text:p>46707,0000000000</text:p>
          </table:table-cell>
          <table:table-cell office:value-type="float" office:value="407" calcext:value-type="float">
            <text:p>407,000</text:p>
          </table:table-cell>
          <table:table-cell table:style-name="ce5" table:formula="of:=[.A9]/[.H9]" office:value-type="float" office:value="0.0000545956708844499" calcext:value-type="float">
            <text:p>0,000054595671</text:p>
          </table:table-cell>
          <table:table-cell table:style-name="ce5" table:formula="of:=([.I9]/[.H9]+[.B9]/[.A9])*[.J9]" office:value-type="float" office:value="0.000000822665092450166" calcext:value-type="float">
            <text:p>0,000000822665</text:p>
          </table:table-cell>
          <table:table-cell table:style-name="ce6" office:value-type="float" office:value="17.06" calcext:value-type="float">
            <text:p>17,06000000</text:p>
          </table:table-cell>
          <table:table-cell table:style-name="ce6" office:value-type="float" office:value="7.06" calcext:value-type="float">
            <text:p>7,06000000</text:p>
          </table:table-cell>
          <table:table-cell table:style-name="ce6" office:value-type="float" office:value="7.977" calcext:value-type="float">
            <text:p>7,97700000</text:p>
          </table:table-cell>
          <table:table-cell table:style-name="ce6" office:value-type="float" office:value="7.008" calcext:value-type="float">
            <text:p>7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36" calcext:value-type="float">
            <text:p>2,3600</text:p>
          </table:table-cell>
          <table:table-cell table:style-name="ce3" table:formula="of:=((0.005*[.A10])^2+0.01*0.01)^0.5" office:value-type="float" office:value="0.0154673850407882" calcext:value-type="float">
            <text:p>0,0155</text:p>
          </table:table-cell>
          <table:table-cell table:style-name="ce1" office:value-type="float" office:value="0.228" calcext:value-type="float">
            <text:p>0,2280</text:p>
          </table:table-cell>
          <table:table-cell table:style-name="ce1" table:formula="of:=((0.03*[.C10])^2+[.Q10]*[.Q10])^0.5" office:value-type="float" office:value="0.00712640161652429" calcext:value-type="float">
            <text:p>0,0071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10])^2+[.R10]*[.R10])^0.5" office:value-type="float" office:value="0.0243483058958935" calcext:value-type="float">
            <text:p>0,0243</text:p>
          </table:table-cell>
          <table:table-cell table:style-name="ce1"/>
          <table:table-cell table:style-name="ce4" office:value-type="float" office:value="46708" calcext:value-type="float">
            <text:p>46708,0000000000</text:p>
          </table:table-cell>
          <table:table-cell office:value-type="float" office:value="408" calcext:value-type="float">
            <text:p>408,000</text:p>
          </table:table-cell>
          <table:table-cell table:style-name="ce5" table:formula="of:=[.A10]/[.H10]" office:value-type="float" office:value="0.0000505266763723559" calcext:value-type="float">
            <text:p>0,000050526676</text:p>
          </table:table-cell>
          <table:table-cell table:style-name="ce5" table:formula="of:=([.I10]/[.H10]+[.B10]/[.A10])*[.J10]" office:value-type="float" office:value="0.000000772507257872516" calcext:value-type="float">
            <text:p>0,000000772507</text:p>
          </table:table-cell>
          <table:table-cell table:style-name="ce6" office:value-type="float" office:value="18.06" calcext:value-type="float">
            <text:p>18,06000000</text:p>
          </table:table-cell>
          <table:table-cell table:style-name="ce6" office:value-type="float" office:value="8.06" calcext:value-type="float">
            <text:p>8,06000000</text:p>
          </table:table-cell>
          <table:table-cell table:style-name="ce6" office:value-type="float" office:value="8.977" calcext:value-type="float">
            <text:p>8,97700000</text:p>
          </table:table-cell>
          <table:table-cell table:style-name="ce6" office:value-type="float" office:value="8.008" calcext:value-type="float">
            <text:p>8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2.06" calcext:value-type="float">
            <text:p>2,0600</text:p>
          </table:table-cell>
          <table:table-cell table:style-name="ce3" table:formula="of:=((0.005*[.A11])^2+0.01*0.01)^0.5" office:value-type="float" office:value="0.0143558350505988" calcext:value-type="float">
            <text:p>0,0144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table:formula="of:=((0.03*[.C11])^2+[.Q11]*[.Q11])^0.5" office:value-type="float" office:value="0.00805232885567896" calcext:value-type="float">
            <text:p>0,0081</text:p>
          </table:table-cell>
          <table:table-cell table:style-name="ce1" office:value-type="float" office:value="0.74" calcext:value-type="float">
            <text:p>0,7400</text:p>
          </table:table-cell>
          <table:table-cell table:style-name="ce1" table:formula="of:=((0.03*[.E11])^2+[.R11]*[.R11])^0.5" office:value-type="float" office:value="0.0243483058958935" calcext:value-type="float">
            <text:p>0,0243</text:p>
          </table:table-cell>
          <table:table-cell table:style-name="ce1"/>
          <table:table-cell table:style-name="ce4" office:value-type="float" office:value="46709" calcext:value-type="float">
            <text:p>46709,0000000000</text:p>
          </table:table-cell>
          <table:table-cell office:value-type="float" office:value="409" calcext:value-type="float">
            <text:p>409,000</text:p>
          </table:table-cell>
          <table:table-cell table:style-name="ce5" table:formula="of:=[.A11]/[.H11]" office:value-type="float" office:value="0.0000441028495579011" calcext:value-type="float">
            <text:p>0,000044102850</text:p>
          </table:table-cell>
          <table:table-cell table:style-name="ce5" table:formula="of:=([.I11]/[.H11]+[.B11]/[.A11])*[.J11]" office:value-type="float" office:value="0.000000693525884086157" calcext:value-type="float">
            <text:p>0,000000693526</text:p>
          </table:table-cell>
          <table:table-cell table:style-name="ce6" office:value-type="float" office:value="19.06" calcext:value-type="float">
            <text:p>19,06000000</text:p>
          </table:table-cell>
          <table:table-cell table:style-name="ce6" office:value-type="float" office:value="9.06" calcext:value-type="float">
            <text:p>9,06000000</text:p>
          </table:table-cell>
          <table:table-cell table:style-name="ce6" office:value-type="float" office:value="9.977" calcext:value-type="float">
            <text:p>9,97700000</text:p>
          </table:table-cell>
          <table:table-cell table:style-name="ce6" office:value-type="float" office:value="9.008" calcext:value-type="float">
            <text:p>9,00800000</text:p>
          </table:table-cell>
          <table:table-cell table:style-name="ce6"/>
          <table:table-cell table:style-name="ce1" office:value-type="float" office:value="0.002" calcext:value-type="float">
            <text:p>0,002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49" calcext:value-type="float">
            <text:p>1,4900</text:p>
          </table:table-cell>
          <table:table-cell table:style-name="ce3" table:formula="of:=((0.005*[.A12])^2+0.01*0.01)^0.5" office:value-type="float" office:value="0.0124700641538045" calcext:value-type="float">
            <text:p>0,0125</text:p>
          </table:table-cell>
          <table:table-cell table:style-name="ce1" office:value-type="float" office:value="2.24" calcext:value-type="float">
            <text:p>2,2400</text:p>
          </table:table-cell>
          <table:table-cell table:style-name="ce1" table:formula="of:=((0.03*[.C12])^2+[.Q12]*[.Q12])^0.5" office:value-type="float" office:value="0.0701130515667376" calcext:value-type="float">
            <text:p>0,0701</text:p>
          </table:table-cell>
          <table:table-cell table:style-name="ce1" office:value-type="float" office:value="0.72" calcext:value-type="float">
            <text:p>0,7200</text:p>
          </table:table-cell>
          <table:table-cell table:style-name="ce1" table:formula="of:=((0.03*[.E12])^2+[.R12]*[.R12])^0.5" office:value-type="float" office:value="0.0238025208748989" calcext:value-type="float">
            <text:p>0,0238</text:p>
          </table:table-cell>
          <table:table-cell table:style-name="ce1"/>
          <table:table-cell table:style-name="ce4" office:value-type="float" office:value="46710" calcext:value-type="float">
            <text:p>46710,0000000000</text:p>
          </table:table-cell>
          <table:table-cell office:value-type="float" office:value="410" calcext:value-type="float">
            <text:p>410,000</text:p>
          </table:table-cell>
          <table:table-cell table:style-name="ce5" table:formula="of:=[.A12]/[.H12]" office:value-type="float" office:value="0.0000318989509740955" calcext:value-type="float">
            <text:p>0,000031898951</text:p>
          </table:table-cell>
          <table:table-cell table:style-name="ce5" table:formula="of:=([.I12]/[.H12]+[.B12]/[.A12])*[.J12]" office:value-type="float" office:value="0.000000546962835649404" calcext:value-type="float">
            <text:p>0,000000546963</text:p>
          </table:table-cell>
          <table:table-cell table:style-name="ce6" office:value-type="float" office:value="20.06" calcext:value-type="float">
            <text:p>20,06000000</text:p>
          </table:table-cell>
          <table:table-cell table:style-name="ce6" office:value-type="float" office:value="10.06" calcext:value-type="float">
            <text:p>10,06000000</text:p>
          </table:table-cell>
          <table:table-cell table:style-name="ce6" office:value-type="float" office:value="10.977" calcext:value-type="float">
            <text:p>10,97700000</text:p>
          </table:table-cell>
          <table:table-cell table:style-name="ce6" office:value-type="float" office:value="10.008" calcext:value-type="float">
            <text:p>10,00800000</text:p>
          </table:table-cell>
          <table:table-cell table:style-name="ce6"/>
          <table:table-cell table:style-name="ce1" office:value-type="float" office:value="0.02" calcext:value-type="float">
            <text:p>0,02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34" calcext:value-type="float">
            <text:p>1,3400</text:p>
          </table:table-cell>
          <table:table-cell table:style-name="ce3" table:formula="of:=((0.005*[.A13])^2+0.01*0.01)^0.5" office:value-type="float" office:value="0.0120370262108213" calcext:value-type="float">
            <text:p>0,0120</text:p>
          </table:table-cell>
          <table:table-cell table:style-name="ce1" office:value-type="float" office:value="2.96" calcext:value-type="float">
            <text:p>2,9600</text:p>
          </table:table-cell>
          <table:table-cell table:style-name="ce1" table:formula="of:=((0.03*[.C13])^2+[.Q13]*[.Q13])^0.5" office:value-type="float" office:value="0.0973932235835738" calcext:value-type="float">
            <text:p>0,0974</text:p>
          </table:table-cell>
          <table:table-cell table:style-name="ce1" office:value-type="float" office:value="0.7" calcext:value-type="float">
            <text:p>0,7000</text:p>
          </table:table-cell>
          <table:table-cell table:style-name="ce1" table:formula="of:=((0.03*[.E13])^2+[.R13]*[.R13])^0.5" office:value-type="float" office:value="0.023259406699226" calcext:value-type="float">
            <text:p>0,0233</text:p>
          </table:table-cell>
          <table:table-cell table:style-name="ce1"/>
          <table:table-cell table:style-name="ce4" office:value-type="float" office:value="46711" calcext:value-type="float">
            <text:p>46711,0000000000</text:p>
          </table:table-cell>
          <table:table-cell office:value-type="float" office:value="411" calcext:value-type="float">
            <text:p>411,000</text:p>
          </table:table-cell>
          <table:table-cell table:style-name="ce5" table:formula="of:=[.A13]/[.H13]" office:value-type="float" office:value="0.0000286870330329045" calcext:value-type="float">
            <text:p>0,000028687033</text:p>
          </table:table-cell>
          <table:table-cell table:style-name="ce5" table:formula="of:=([.I13]/[.H13]+[.B13]/[.A13])*[.J13]" office:value-type="float" office:value="0.000000510102476661709" calcext:value-type="float">
            <text:p>0,000000510102</text:p>
          </table:table-cell>
          <table:table-cell table:style-name="ce6" office:value-type="float" office:value="21.06" calcext:value-type="float">
            <text:p>21,06000000</text:p>
          </table:table-cell>
          <table:table-cell table:style-name="ce6" office:value-type="float" office:value="11.06" calcext:value-type="float">
            <text:p>11,06000000</text:p>
          </table:table-cell>
          <table:table-cell table:style-name="ce6" office:value-type="float" office:value="11.977" calcext:value-type="float">
            <text:p>11,97700000</text:p>
          </table:table-cell>
          <table:table-cell table:style-name="ce6" office:value-type="float" office:value="11.008" calcext:value-type="float">
            <text:p>11,00800000</text:p>
          </table:table-cell>
          <table:table-cell table:style-name="ce6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1.13" calcext:value-type="float">
            <text:p>1,1300</text:p>
          </table:table-cell>
          <table:table-cell table:style-name="ce3" table:formula="of:=((0.005*[.A14])^2+0.01*0.01)^0.5" office:value-type="float" office:value="0.0114857520432926" calcext:value-type="float">
            <text:p>0,0115</text:p>
          </table:table-cell>
          <table:table-cell table:style-name="ce1" office:value-type="float" office:value="4.16" calcext:value-type="float">
            <text:p>4,1600</text:p>
          </table:table-cell>
          <table:table-cell table:style-name="ce1" table:formula="of:=((0.03*[.C14])^2+[.Q14]*[.Q14])^0.5" office:value-type="float" office:value="0.131053576830241" calcext:value-type="float">
            <text:p>0,1311</text:p>
          </table:table-cell>
          <table:table-cell table:style-name="ce1" office:value-type="float" office:value="0.7" calcext:value-type="float">
            <text:p>0,7000</text:p>
          </table:table-cell>
          <table:table-cell table:style-name="ce1" table:formula="of:=((0.03*[.E14])^2+[.R14]*[.R14])^0.5" office:value-type="float" office:value="0.023259406699226" calcext:value-type="float">
            <text:p>0,0233</text:p>
          </table:table-cell>
          <table:table-cell table:style-name="ce1"/>
          <table:table-cell table:style-name="ce4" office:value-type="float" office:value="46712" calcext:value-type="float">
            <text:p>46712,0000000000</text:p>
          </table:table-cell>
          <table:table-cell office:value-type="float" office:value="412" calcext:value-type="float">
            <text:p>412,000</text:p>
          </table:table-cell>
          <table:table-cell table:style-name="ce5" table:formula="of:=[.A14]/[.H14]" office:value-type="float" office:value="0.0000241907860935092" calcext:value-type="float">
            <text:p>0,000024190786</text:p>
          </table:table-cell>
          <table:table-cell table:style-name="ce5" table:formula="of:=([.I14]/[.H14]+[.B14]/[.A14])*[.J14]" office:value-type="float" office:value="0.000000459247215144254" calcext:value-type="float">
            <text:p>0,000000459247</text:p>
          </table:table-cell>
          <table:table-cell table:style-name="ce6" office:value-type="float" office:value="22.06" calcext:value-type="float">
            <text:p>22,06000000</text:p>
          </table:table-cell>
          <table:table-cell table:style-name="ce6" office:value-type="float" office:value="12.06" calcext:value-type="float">
            <text:p>12,06000000</text:p>
          </table:table-cell>
          <table:table-cell table:style-name="ce6" office:value-type="float" office:value="12.977" calcext:value-type="float">
            <text:p>12,97700000</text:p>
          </table:table-cell>
          <table:table-cell table:style-name="ce6" office:value-type="float" office:value="12.008" calcext:value-type="float">
            <text:p>12,00800000</text:p>
          </table:table-cell>
          <table:table-cell table:style-name="ce6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963" calcext:value-type="float">
            <text:p>0,9630</text:p>
          </table:table-cell>
          <table:table-cell table:style-name="ce3" table:formula="of:=((0.005*[.A15])^2+0.001*0.001)^0.5" office:value-type="float" office:value="0.00491774592674327" calcext:value-type="float">
            <text:p>0,0049</text:p>
          </table:table-cell>
          <table:table-cell table:style-name="ce1" office:value-type="float" office:value="5.04" calcext:value-type="float">
            <text:p>5,0400</text:p>
          </table:table-cell>
          <table:table-cell table:style-name="ce1" table:formula="of:=((0.03*[.C15])^2+[.Q15]*[.Q15])^0.5" office:value-type="float" office:value="0.156401534519326" calcext:value-type="float">
            <text:p>0,1564</text:p>
          </table:table-cell>
          <table:table-cell table:style-name="ce1" office:value-type="float" office:value="0.68" calcext:value-type="float">
            <text:p>0,6800</text:p>
          </table:table-cell>
          <table:table-cell table:style-name="ce1" table:formula="of:=((0.03*[.E15])^2+[.R15]*[.R15])^0.5" office:value-type="float" office:value="0.0227191549138607" calcext:value-type="float">
            <text:p>0,0227</text:p>
          </table:table-cell>
          <table:table-cell table:style-name="ce1"/>
          <table:table-cell table:style-name="ce4" office:value-type="float" office:value="46713" calcext:value-type="float">
            <text:p>46713,0000000000</text:p>
          </table:table-cell>
          <table:table-cell office:value-type="float" office:value="413" calcext:value-type="float">
            <text:p>413,000</text:p>
          </table:table-cell>
          <table:table-cell table:style-name="ce5" table:formula="of:=[.A15]/[.H15]" office:value-type="float" office:value="0.0000206152462911823" calcext:value-type="float">
            <text:p>0,000020615246</text:p>
          </table:table-cell>
          <table:table-cell table:style-name="ce5" table:formula="of:=([.I15]/[.H15]+[.B15]/[.A15])*[.J15]" office:value-type="float" office:value="0.000000287539713677168" calcext:value-type="float">
            <text:p>0,000000287540</text:p>
          </table:table-cell>
          <table:table-cell table:style-name="ce6" office:value-type="float" office:value="23.06" calcext:value-type="float">
            <text:p>23,06000000</text:p>
          </table:table-cell>
          <table:table-cell table:style-name="ce6" office:value-type="float" office:value="13.06" calcext:value-type="float">
            <text:p>13,06000000</text:p>
          </table:table-cell>
          <table:table-cell table:style-name="ce6" office:value-type="float" office:value="13.977" calcext:value-type="float">
            <text:p>13,97700000</text:p>
          </table:table-cell>
          <table:table-cell table:style-name="ce6" office:value-type="float" office:value="13.008" calcext:value-type="float">
            <text:p>13,00800000</text:p>
          </table:table-cell>
          <table:table-cell table:style-name="ce6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744" calcext:value-type="float">
            <text:p>0,7440</text:p>
          </table:table-cell>
          <table:table-cell table:style-name="ce3" table:formula="of:=((0.005*[.A16])^2+0.001*0.001)^0.5" office:value-type="float" office:value="0.00385206438160112" calcext:value-type="float">
            <text:p>0,0039</text:p>
          </table:table-cell>
          <table:table-cell table:style-name="ce1" office:value-type="float" office:value="6.24" calcext:value-type="float">
            <text:p>6,2400</text:p>
          </table:table-cell>
          <table:table-cell table:style-name="ce1" table:formula="of:=((0.03*[.C16])^2+[.Q16]*[.Q16])^0.5" office:value-type="float" office:value="0.1914258080824" calcext:value-type="float">
            <text:p>0,1914</text:p>
          </table:table-cell>
          <table:table-cell table:style-name="ce1" office:value-type="float" office:value="0.66" calcext:value-type="float">
            <text:p>0,6600</text:p>
          </table:table-cell>
          <table:table-cell table:style-name="ce1" table:formula="of:=((0.03*[.E16])^2+[.R16]*[.R16])^0.5" office:value-type="float" office:value="0.0221819746641276" calcext:value-type="float">
            <text:p>0,0222</text:p>
          </table:table-cell>
          <table:table-cell table:style-name="ce1"/>
          <table:table-cell table:style-name="ce4" office:value-type="float" office:value="46714" calcext:value-type="float">
            <text:p>46714,0000000000</text:p>
          </table:table-cell>
          <table:table-cell office:value-type="float" office:value="414" calcext:value-type="float">
            <text:p>414,000</text:p>
          </table:table-cell>
          <table:table-cell table:style-name="ce5" table:formula="of:=[.A16]/[.H16]" office:value-type="float" office:value="0.0000159267029156142" calcext:value-type="float">
            <text:p>0,000015926703</text:p>
          </table:table-cell>
          <table:table-cell table:style-name="ce5" table:formula="of:=([.I16]/[.H16]+[.B16]/[.A16])*[.J16]" office:value-type="float" office:value="0.000000223610039574119" calcext:value-type="float">
            <text:p>0,000000223610</text:p>
          </table:table-cell>
          <table:table-cell table:style-name="ce6" office:value-type="float" office:value="24.06" calcext:value-type="float">
            <text:p>24,06000000</text:p>
          </table:table-cell>
          <table:table-cell table:style-name="ce6" office:value-type="float" office:value="14.06" calcext:value-type="float">
            <text:p>14,06000000</text:p>
          </table:table-cell>
          <table:table-cell table:style-name="ce6" office:value-type="float" office:value="14.977" calcext:value-type="float">
            <text:p>14,97700000</text:p>
          </table:table-cell>
          <table:table-cell table:style-name="ce6" office:value-type="float" office:value="14.008" calcext:value-type="float">
            <text:p>14,00800000</text:p>
          </table:table-cell>
          <table:table-cell table:style-name="ce6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545" calcext:value-type="float">
            <text:p>0,5450</text:p>
          </table:table-cell>
          <table:table-cell table:style-name="ce3" table:formula="of:=((0.005*[.A17])^2+0.001*0.001)^0.5" office:value-type="float" office:value="0.00290269271539376" calcext:value-type="float">
            <text:p>0,0029</text:p>
          </table:table-cell>
          <table:table-cell table:style-name="ce1" office:value-type="float" office:value="7.28" calcext:value-type="float">
            <text:p>7,2800</text:p>
          </table:table-cell>
          <table:table-cell table:style-name="ce1" table:formula="of:=((0.03*[.C17])^2+[.Q17]*[.Q17])^0.5" office:value-type="float" office:value="0.222032790371152" calcext:value-type="float">
            <text:p>0,2220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7])^2+[.R17]*[.R17])^0.5" office:value-type="float" office:value="0.0216480946043757" calcext:value-type="float">
            <text:p>0,0216</text:p>
          </table:table-cell>
          <table:table-cell table:style-name="ce1"/>
          <table:table-cell table:style-name="ce4" office:value-type="float" office:value="46715" calcext:value-type="float">
            <text:p>46715,0000000000</text:p>
          </table:table-cell>
          <table:table-cell office:value-type="float" office:value="415" calcext:value-type="float">
            <text:p>415,000</text:p>
          </table:table-cell>
          <table:table-cell table:style-name="ce5" table:formula="of:=[.A17]/[.H17]" office:value-type="float" office:value="0.0000116664882799957" calcext:value-type="float">
            <text:p>0,000011666488</text:p>
          </table:table-cell>
          <table:table-cell table:style-name="ce5" table:formula="of:=([.I17]/[.H17]+[.B17]/[.A17])*[.J17]" office:value-type="float" office:value="0.000000165777273928973" calcext:value-type="float">
            <text:p>0,000000165777</text:p>
          </table:table-cell>
          <table:table-cell table:style-name="ce6" office:value-type="float" office:value="25.06" calcext:value-type="float">
            <text:p>25,06000000</text:p>
          </table:table-cell>
          <table:table-cell table:style-name="ce6" office:value-type="float" office:value="15.06" calcext:value-type="float">
            <text:p>15,06000000</text:p>
          </table:table-cell>
          <table:table-cell table:style-name="ce6" office:value-type="float" office:value="15.977" calcext:value-type="float">
            <text:p>15,97700000</text:p>
          </table:table-cell>
          <table:table-cell table:style-name="ce6" office:value-type="float" office:value="15.008" calcext:value-type="float">
            <text:p>15,00800000</text:p>
          </table:table-cell>
          <table:table-cell table:style-name="ce6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406" calcext:value-type="float">
            <text:p>0,4060</text:p>
          </table:table-cell>
          <table:table-cell table:style-name="ce3" table:formula="of:=((0.005*[.A18])^2+0.001*0.001)^0.5" office:value-type="float" office:value="0.00226294056484036" calcext:value-type="float">
            <text:p>0,0023</text:p>
          </table:table-cell>
          <table:table-cell table:style-name="ce1" office:value-type="float" office:value="8.2" calcext:value-type="float">
            <text:p>8,2000</text:p>
          </table:table-cell>
          <table:table-cell table:style-name="ce1" table:formula="of:=((0.03*[.C18])^2+[.Q18]*[.Q18])^0.5" office:value-type="float" office:value="0.265548488980826" calcext:value-type="float">
            <text:p>0,2655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8])^2+[.R18]*[.R18])^0.5" office:value-type="float" office:value="0.0216480946043757" calcext:value-type="float">
            <text:p>0,0216</text:p>
          </table:table-cell>
          <table:table-cell table:style-name="ce1"/>
          <table:table-cell table:style-name="ce4" office:value-type="float" office:value="46716" calcext:value-type="float">
            <text:p>46716,0000000000</text:p>
          </table:table-cell>
          <table:table-cell office:value-type="float" office:value="416" calcext:value-type="float">
            <text:p>416,000</text:p>
          </table:table-cell>
          <table:table-cell table:style-name="ce5" table:formula="of:=[.A18]/[.H18]" office:value-type="float" office:value="0.00000869081256956931" calcext:value-type="float">
            <text:p>0,000008690813</text:p>
          </table:table-cell>
          <table:table-cell table:style-name="ce5" table:formula="of:=([.I18]/[.H18]+[.B18]/[.A18])*[.J18]" office:value-type="float" office:value="0.000000125830948578243" calcext:value-type="float">
            <text:p>0,000000125831</text:p>
          </table:table-cell>
          <table:table-cell table:style-name="ce6" office:value-type="float" office:value="26.06" calcext:value-type="float">
            <text:p>26,06000000</text:p>
          </table:table-cell>
          <table:table-cell table:style-name="ce6" office:value-type="float" office:value="16.06" calcext:value-type="float">
            <text:p>16,06000000</text:p>
          </table:table-cell>
          <table:table-cell table:style-name="ce6" office:value-type="float" office:value="16.977" calcext:value-type="float">
            <text:p>16,97700000</text:p>
          </table:table-cell>
          <table:table-cell table:style-name="ce6" office:value-type="float" office:value="16.008" calcext:value-type="float">
            <text:p>16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229" calcext:value-type="float">
            <text:p>0,2290</text:p>
          </table:table-cell>
          <table:table-cell table:style-name="ce3" table:formula="of:=((0.005*[.A19])^2+0.001*0.001)^0.5" office:value-type="float" office:value="0.00152020557820316" calcext:value-type="float">
            <text:p>0,0015</text:p>
          </table:table-cell>
          <table:table-cell table:style-name="ce1" office:value-type="float" office:value="9" calcext:value-type="float">
            <text:p>9,0000</text:p>
          </table:table-cell>
          <table:table-cell table:style-name="ce1" table:formula="of:=((0.03*[.C19])^2+[.Q19]*[.Q19])^0.5" office:value-type="float" office:value="0.287923600977759" calcext:value-type="float">
            <text:p>0,2879</text:p>
          </table:table-cell>
          <table:table-cell table:style-name="ce1" office:value-type="float" office:value="0.64" calcext:value-type="float">
            <text:p>0,6400</text:p>
          </table:table-cell>
          <table:table-cell table:style-name="ce1" table:formula="of:=((0.03*[.E19])^2+[.R19]*[.R19])^0.5" office:value-type="float" office:value="0.0216480946043757" calcext:value-type="float">
            <text:p>0,0216</text:p>
          </table:table-cell>
          <table:table-cell table:style-name="ce1"/>
          <table:table-cell table:style-name="ce4" office:value-type="float" office:value="46717" calcext:value-type="float">
            <text:p>46717,0000000000</text:p>
          </table:table-cell>
          <table:table-cell office:value-type="float" office:value="417" calcext:value-type="float">
            <text:p>417,000</text:p>
          </table:table-cell>
          <table:table-cell table:style-name="ce5" table:formula="of:=[.A19]/[.H19]" office:value-type="float" office:value="0.00000490185585547017" calcext:value-type="float">
            <text:p>0,000004901856</text:p>
          </table:table-cell>
          <table:table-cell table:style-name="ce5" table:formula="of:=([.I19]/[.H19]+[.B19]/[.A19])*[.J19]" office:value-type="float" office:value="0.0000000762951274682497" calcext:value-type="float">
            <text:p>0,000000076295</text:p>
          </table:table-cell>
          <table:table-cell table:style-name="ce6" office:value-type="float" office:value="27.06" calcext:value-type="float">
            <text:p>27,06000000</text:p>
          </table:table-cell>
          <table:table-cell table:style-name="ce6" office:value-type="float" office:value="17.06" calcext:value-type="float">
            <text:p>17,06000000</text:p>
          </table:table-cell>
          <table:table-cell table:style-name="ce6" office:value-type="float" office:value="17.977" calcext:value-type="float">
            <text:p>17,97700000</text:p>
          </table:table-cell>
          <table:table-cell table:style-name="ce6" office:value-type="float" office:value="17.008" calcext:value-type="float">
            <text:p>17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243" calcext:value-type="float">
            <text:p>0,0243</text:p>
          </table:table-cell>
          <table:table-cell table:style-name="ce3" table:formula="of:=((0.005*[.A20])^2+0.0001*0.0001)^0.5" office:value-type="float" office:value="0.000157360255464968" calcext:value-type="float">
            <text:p>0,0002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0])^2+[.Q20]*[.Q20])^0.5" office:value-type="float" office:value="0.316227766016838" calcext:value-type="float">
            <text:p>0,3162</text:p>
          </table:table-cell>
          <table:table-cell table:style-name="ce1" office:value-type="float" office:value="0.5" calcext:value-type="float">
            <text:p>0,5000</text:p>
          </table:table-cell>
          <table:table-cell table:style-name="ce1" table:formula="of:=((0.03*[.E20])^2+[.R20]*[.R20])^0.5" office:value-type="float" office:value="0.0180277563773199" calcext:value-type="float">
            <text:p>0,0180</text:p>
          </table:table-cell>
          <table:table-cell table:style-name="ce1"/>
          <table:table-cell table:style-name="ce4" office:value-type="float" office:value="46718" calcext:value-type="float">
            <text:p>46718,0000000000</text:p>
          </table:table-cell>
          <table:table-cell office:value-type="float" office:value="418" calcext:value-type="float">
            <text:p>418,000</text:p>
          </table:table-cell>
          <table:table-cell table:style-name="ce5" table:formula="of:=[.A20]/[.H20]" office:value-type="float" office:value="0.000000520142129371977" calcext:value-type="float">
            <text:p>0,000000520142</text:p>
          </table:table-cell>
          <table:table-cell table:style-name="ce5" table:formula="of:=([.I20]/[.H20]+[.B20]/[.A20])*[.J20]" office:value-type="float" office:value="0.00000000802216844776005" calcext:value-type="float">
            <text:p>0,000000008022</text:p>
          </table:table-cell>
          <table:table-cell table:style-name="ce6" office:value-type="float" office:value="28.06" calcext:value-type="float">
            <text:p>28,06000000</text:p>
          </table:table-cell>
          <table:table-cell table:style-name="ce6" office:value-type="float" office:value="18.06" calcext:value-type="float">
            <text:p>18,06000000</text:p>
          </table:table-cell>
          <table:table-cell table:style-name="ce6" office:value-type="float" office:value="18.977" calcext:value-type="float">
            <text:p>18,97700000</text:p>
          </table:table-cell>
          <table:table-cell table:style-name="ce6" office:value-type="float" office:value="18.008" calcext:value-type="float">
            <text:p>18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1" calcext:value-type="float">
            <text:p>0,0100</text:p>
          </table:table-cell>
          <table:table-cell/>
        </table:table-row>
        <table:table-row table:style-name="ro1">
          <table:table-cell table:style-name="ce1" office:value-type="float" office:value="0.0135" calcext:value-type="float">
            <text:p>0,0135</text:p>
          </table:table-cell>
          <table:table-cell table:style-name="ce3" table:formula="of:=((0.005*[.A21])^2+0.0001*0.0001)^0.5" office:value-type="float" office:value="0.000120649285120137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1])^2+[.Q21]*[.Q21])^0.5" office:value-type="float" office:value="0.316227766016838" calcext:value-type="float">
            <text:p>0,3162</text:p>
          </table:table-cell>
          <table:table-cell table:style-name="ce1" office:value-type="float" office:value="0.296" calcext:value-type="float">
            <text:p>0,2960</text:p>
          </table:table-cell>
          <table:table-cell table:style-name="ce1" table:formula="of:=((0.03*[.E21])^2+[.R21]*[.R21])^0.5" office:value-type="float" office:value="0.00910243923352417" calcext:value-type="float">
            <text:p>0,0091</text:p>
          </table:table-cell>
          <table:table-cell table:style-name="ce1"/>
          <table:table-cell table:style-name="ce4" office:value-type="float" office:value="46719" calcext:value-type="float">
            <text:p>46719,0000000000</text:p>
          </table:table-cell>
          <table:table-cell office:value-type="float" office:value="419" calcext:value-type="float">
            <text:p>419,000</text:p>
          </table:table-cell>
          <table:table-cell table:style-name="ce5" table:formula="of:=[.A21]/[.H21]" office:value-type="float" office:value="0.000000288961664419187" calcext:value-type="float">
            <text:p>0,000000288962</text:p>
          </table:table-cell>
          <table:table-cell table:style-name="ce5" table:formula="of:=([.I21]/[.H21]+[.B21]/[.A21])*[.J21]" office:value-type="float" office:value="0.0000000051740024938842" calcext:value-type="float">
            <text:p>0,000000005174</text:p>
          </table:table-cell>
          <table:table-cell table:style-name="ce6" office:value-type="float" office:value="29.06" calcext:value-type="float">
            <text:p>29,06000000</text:p>
          </table:table-cell>
          <table:table-cell table:style-name="ce6" office:value-type="float" office:value="19.06" calcext:value-type="float">
            <text:p>19,06000000</text:p>
          </table:table-cell>
          <table:table-cell table:style-name="ce6" office:value-type="float" office:value="19.977" calcext:value-type="float">
            <text:p>19,97700000</text:p>
          </table:table-cell>
          <table:table-cell table:style-name="ce6" office:value-type="float" office:value="19.008" calcext:value-type="float">
            <text:p>19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38" calcext:value-type="float">
            <text:p>0,0038</text:p>
          </table:table-cell>
          <table:table-cell table:style-name="ce3" table:formula="of:=((0.005*[.A22])^2+0.0001*0.0001)^0.5" office:value-type="float" office:value="0.000101788997440784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2])^2+[.Q22]*[.Q22])^0.5" office:value-type="float" office:value="0.316227766016838" calcext:value-type="float">
            <text:p>0,3162</text:p>
          </table:table-cell>
          <table:table-cell table:style-name="ce1" office:value-type="float" office:value="0.084" calcext:value-type="float">
            <text:p>0,0840</text:p>
          </table:table-cell>
          <table:table-cell table:style-name="ce1" table:formula="of:=((0.03*[.E22])^2+[.R22]*[.R22])^0.5" office:value-type="float" office:value="0.00321720375481566" calcext:value-type="float">
            <text:p>0,0032</text:p>
          </table:table-cell>
          <table:table-cell table:style-name="ce1"/>
          <table:table-cell table:style-name="ce4" office:value-type="float" office:value="46720" calcext:value-type="float">
            <text:p>46720,0000000000</text:p>
          </table:table-cell>
          <table:table-cell office:value-type="float" office:value="420" calcext:value-type="float">
            <text:p>420,000</text:p>
          </table:table-cell>
          <table:table-cell table:style-name="ce5" table:formula="of:=[.A22]/[.H22]" office:value-type="float" office:value="0.0000000813356164383562" calcext:value-type="float">
            <text:p>0,000000081336</text:p>
          </table:table-cell>
          <table:table-cell table:style-name="ce5" table:formula="of:=([.I22]/[.H22]+[.B22]/[.A22])*[.J22]" office:value-type="float" office:value="0.00000000290988776423146" calcext:value-type="float">
            <text:p>0,000000002910</text:p>
          </table:table-cell>
          <table:table-cell table:style-name="ce6" office:value-type="float" office:value="30.06" calcext:value-type="float">
            <text:p>30,06000000</text:p>
          </table:table-cell>
          <table:table-cell table:style-name="ce6" office:value-type="float" office:value="20.06" calcext:value-type="float">
            <text:p>20,06000000</text:p>
          </table:table-cell>
          <table:table-cell table:style-name="ce6" office:value-type="float" office:value="20.977" calcext:value-type="float">
            <text:p>20,97700000</text:p>
          </table:table-cell>
          <table:table-cell table:style-name="ce6" office:value-type="float" office:value="20.008" calcext:value-type="float">
            <text:p>20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84" calcext:value-type="float">
            <text:p>0,0084</text:p>
          </table:table-cell>
          <table:table-cell table:style-name="ce3" table:formula="of:=((0.005*[.A23])^2+0.0001*0.0001)^0.5" office:value-type="float" office:value="0.00010846197490365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3])^2+[.Q23]*[.Q23])^0.5" office:value-type="float" office:value="0.316227766016838" calcext:value-type="float">
            <text:p>0,3162</text:p>
          </table:table-cell>
          <table:table-cell table:style-name="ce1" office:value-type="float" office:value="0.184" calcext:value-type="float">
            <text:p>0,1840</text:p>
          </table:table-cell>
          <table:table-cell table:style-name="ce1" table:formula="of:=((0.03*[.E23])^2+[.R23]*[.R23])^0.5" office:value-type="float" office:value="0.00587114980221081" calcext:value-type="float">
            <text:p>0,0059</text:p>
          </table:table-cell>
          <table:table-cell table:style-name="ce1"/>
          <table:table-cell table:style-name="ce4" office:value-type="float" office:value="46721" calcext:value-type="float">
            <text:p>46721,0000000000</text:p>
          </table:table-cell>
          <table:table-cell office:value-type="float" office:value="421" calcext:value-type="float">
            <text:p>421,000</text:p>
          </table:table-cell>
          <table:table-cell table:style-name="ce5" table:formula="of:=[.A23]/[.H23]" office:value-type="float" office:value="0.000000179790672288692" calcext:value-type="float">
            <text:p>0,000000179791</text:p>
          </table:table-cell>
          <table:table-cell table:style-name="ce5" table:formula="of:=([.I23]/[.H23]+[.B23]/[.A23])*[.J23]" office:value-type="float" office:value="0.00000000394156477680678" calcext:value-type="float">
            <text:p>0,000000003942</text:p>
          </table:table-cell>
          <table:table-cell table:style-name="ce6" office:value-type="float" office:value="31.06" calcext:value-type="float">
            <text:p>31,06000000</text:p>
          </table:table-cell>
          <table:table-cell table:style-name="ce6" office:value-type="float" office:value="21.06" calcext:value-type="float">
            <text:p>21,06000000</text:p>
          </table:table-cell>
          <table:table-cell table:style-name="ce6" office:value-type="float" office:value="21.977" calcext:value-type="float">
            <text:p>21,97700000</text:p>
          </table:table-cell>
          <table:table-cell table:style-name="ce6" office:value-type="float" office:value="21.008" calcext:value-type="float">
            <text:p>21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65" calcext:value-type="float">
            <text:p>0,0065</text:p>
          </table:table-cell>
          <table:table-cell table:style-name="ce3" table:formula="of:=((0.005*[.A24])^2+0.0001*0.0001)^0.5" office:value-type="float" office:value="0.000105148704224065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4])^2+[.Q24]*[.Q24])^0.5" office:value-type="float" office:value="0.316227766016838" calcext:value-type="float">
            <text:p>0,3162</text:p>
          </table:table-cell>
          <table:table-cell table:style-name="ce1" office:value-type="float" office:value="0.14" calcext:value-type="float">
            <text:p>0,1400</text:p>
          </table:table-cell>
          <table:table-cell table:style-name="ce1" table:formula="of:=((0.03*[.E24])^2+[.R24]*[.R24])^0.5" office:value-type="float" office:value="0.0046518813398452" calcext:value-type="float">
            <text:p>0,0047</text:p>
          </table:table-cell>
          <table:table-cell table:style-name="ce1"/>
          <table:table-cell table:style-name="ce4" office:value-type="float" office:value="46722" calcext:value-type="float">
            <text:p>46722,0000000000</text:p>
          </table:table-cell>
          <table:table-cell office:value-type="float" office:value="422" calcext:value-type="float">
            <text:p>422,000</text:p>
          </table:table-cell>
          <table:table-cell table:style-name="ce5" table:formula="of:=[.A24]/[.H24]" office:value-type="float" office:value="0.000000139120756816917" calcext:value-type="float">
            <text:p>0,000000139121</text:p>
          </table:table-cell>
          <table:table-cell table:style-name="ce5" table:formula="of:=([.I24]/[.H24]+[.B24]/[.A24])*[.J24]" office:value-type="float" office:value="0.00000000350707725698396" calcext:value-type="float">
            <text:p>0,000000003507</text:p>
          </table:table-cell>
          <table:table-cell table:style-name="ce6" office:value-type="float" office:value="32.06" calcext:value-type="float">
            <text:p>32,06000000</text:p>
          </table:table-cell>
          <table:table-cell table:style-name="ce6" office:value-type="float" office:value="22.06" calcext:value-type="float">
            <text:p>22,06000000</text:p>
          </table:table-cell>
          <table:table-cell table:style-name="ce6" office:value-type="float" office:value="22.977" calcext:value-type="float">
            <text:p>22,97700000</text:p>
          </table:table-cell>
          <table:table-cell table:style-name="ce6" office:value-type="float" office:value="22.008" calcext:value-type="float">
            <text:p>22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 office:value-type="float" office:value="0.0051" calcext:value-type="float">
            <text:p>0,0051</text:p>
          </table:table-cell>
          <table:table-cell table:style-name="ce3" table:formula="of:=((0.005*[.A25])^2+0.0001*0.0001)^0.5" office:value-type="float" office:value="0.000103200048449601" calcext:value-type="float">
            <text:p>0,0001</text:p>
          </table:table-cell>
          <table:table-cell table:style-name="ce1" office:value-type="float" office:value="10" calcext:value-type="float">
            <text:p>10,0000</text:p>
          </table:table-cell>
          <table:table-cell table:style-name="ce1" table:formula="of:=((0.03*[.C25])^2+[.Q25]*[.Q25])^0.5" office:value-type="float" office:value="0.316227766016838" calcext:value-type="float">
            <text:p>0,3162</text:p>
          </table:table-cell>
          <table:table-cell table:style-name="ce1" office:value-type="float" office:value="0.112" calcext:value-type="float">
            <text:p>0,1120</text:p>
          </table:table-cell>
          <table:table-cell table:style-name="ce1" table:formula="of:=((0.03*[.E25])^2+[.R25]*[.R25])^0.5" office:value-type="float" office:value="0.00391019181115198" calcext:value-type="float">
            <text:p>0,0039</text:p>
          </table:table-cell>
          <table:table-cell table:style-name="ce1"/>
          <table:table-cell table:style-name="ce4" office:value-type="float" office:value="46723" calcext:value-type="float">
            <text:p>46723,0000000000</text:p>
          </table:table-cell>
          <table:table-cell office:value-type="float" office:value="423" calcext:value-type="float">
            <text:p>423,000</text:p>
          </table:table-cell>
          <table:table-cell table:style-name="ce5" table:formula="of:=[.A25]/[.H25]" office:value-type="float" office:value="0.000000109153949874794" calcext:value-type="float">
            <text:p>0,000000109154</text:p>
          </table:table-cell>
          <table:table-cell table:style-name="ce5" table:formula="of:=([.I25]/[.H25]+[.B25]/[.A25])*[.J25]" office:value-type="float" office:value="0.00000000319697299502684" calcext:value-type="float">
            <text:p>0,000000003197</text:p>
          </table:table-cell>
          <table:table-cell table:style-name="ce6" office:value-type="float" office:value="33.06" calcext:value-type="float">
            <text:p>33,06000000</text:p>
          </table:table-cell>
          <table:table-cell table:style-name="ce6" office:value-type="float" office:value="23.06" calcext:value-type="float">
            <text:p>23,06000000</text:p>
          </table:table-cell>
          <table:table-cell table:style-name="ce6" office:value-type="float" office:value="23.977" calcext:value-type="float">
            <text:p>23,97700000</text:p>
          </table:table-cell>
          <table:table-cell table:style-name="ce6" office:value-type="float" office:value="23.008" calcext:value-type="float">
            <text:p>23,00800000</text:p>
          </table:table-cell>
          <table:table-cell table:style-name="ce6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02" calcext:value-type="float">
            <text:p>0,0020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16"/>
          <table:table-cell/>
        </table:table-row>
        <table:table-row table:style-name="ro1">
          <table:table-cell table:style-name="ce1"/>
          <table:table-cell table:style-name="ce3"/>
          <table:table-cell table:style-name="ce1" office:value-type="string" calcext:value-type="string">
            <text:p>canale2</text:p>
          </table:table-cell>
          <table:table-cell table:style-name="ce1" office:value-type="string" calcext:value-type="string">
            <text:p>canale1</text:p>
          </table:table-cell>
          <table:table-cell table:style-name="ce1" table:number-columns-repeated="14"/>
          <table:table-cell/>
        </table:table-row>
        <table:table-row table:style-name="ro1">
          <table:table-cell table:style-name="ce1" office:value-type="string" calcext:value-type="string">
            <text:p>cambio retta di carico</text:p>
          </table:table-cell>
          <table:table-cell table:style-name="ce3"/>
          <table:table-cell table:style-name="ce1" table:number-columns-repeated="16"/>
          <table:table-cell/>
        </table:table-row>
        <table:table-row table:style-name="ro1">
          <table:table-cell table:style-name="ce1" office:value-type="string" calcext:value-type="string">
            <text:p>v1</text:p>
          </table:table-cell>
          <table:table-cell table:style-name="ce3" office:value-type="string" calcext:value-type="string">
            <text:p>vce</text:p>
          </table:table-cell>
          <table:table-cell table:style-name="ce1" office:value-type="string" calcext:value-type="string">
            <text:p>dv1</text:p>
          </table:table-cell>
          <table:table-cell table:style-name="ce1" office:value-type="string" calcext:value-type="string">
            <text:p>dvce</text:p>
          </table:table-cell>
          <table:table-cell table:style-name="ce1" table:number-columns-repeated="3"/>
          <table:table-cell table:style-name="ce1" office:value-type="string" calcext:value-type="string">
            <text:p>v1 curs</text:p>
          </table:table-cell>
          <table:table-cell table:style-name="ce1" office:value-type="string" calcext:value-type="string">
            <text:p>v_ce curs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6" calcext:value-type="float">
            <text:p>6,0000</text:p>
          </table:table-cell>
          <table:table-cell table:style-name="ce3" office:value-type="float" office:value="1.14" calcext:value-type="float">
            <text:p>1,1400</text:p>
          </table:table-cell>
          <table:table-cell table:style-name="ce1" table:formula="of:=((0.03*[.A30])^2+[.H30]^2)^0.5" office:value-type="float" office:value="0.184390889145858" calcext:value-type="float">
            <text:p>0,1844</text:p>
          </table:table-cell>
          <table:table-cell table:style-name="ce1" table:formula="of:=(([.B30]*0.03)^2+[.I30]^2)^0.5" office:value-type="float" office:value="0.0356320080826214" calcext:value-type="float">
            <text:p>0,0356</text:p>
          </table:table-cell>
          <table:table-cell table:style-name="ce1" table:number-columns-repeated="3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1" calcext:value-type="float">
            <text:p>0,01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7" calcext:value-type="float">
            <text:p>7,0000</text:p>
          </table:table-cell>
          <table:table-cell table:style-name="ce1" office:value-type="float" office:value="1.96" calcext:value-type="float">
            <text:p>1,9600</text:p>
          </table:table-cell>
          <table:table-cell table:style-name="ce1" table:formula="of:=((0.03*[.A31])^2+[.H31]^2)^0.5" office:value-type="float" office:value="0.213775583264319" calcext:value-type="float">
            <text:p>0,2138</text:p>
          </table:table-cell>
          <table:table-cell table:style-name="ce1" table:formula="of:=(([.B31]*0.03)^2+[.I31]^2)^0.5" office:value-type="float" office:value="0.0621082925220135" calcext:value-type="float">
            <text:p>0,0621</text:p>
          </table:table-cell>
          <table:table-cell table:style-name="ce1" table:number-columns-repeated="3"/>
          <table:table-cell table:style-name="ce1" office:value-type="float" office:value="0.04" calcext:value-type="float">
            <text:p>0,0400</text:p>
          </table:table-cell>
          <table:table-cell table:style-name="ce1" office:value-type="float" office:value="0.02" calcext:value-type="float">
            <text:p>0,02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8" calcext:value-type="float">
            <text:p>8,0000</text:p>
          </table:table-cell>
          <table:table-cell table:style-name="ce1" office:value-type="float" office:value="2.68" calcext:value-type="float">
            <text:p>2,6800</text:p>
          </table:table-cell>
          <table:table-cell table:style-name="ce1" table:formula="of:=((0.03*[.A32])^2+[.H32]^2)^0.5" office:value-type="float" office:value="0.26" calcext:value-type="float">
            <text:p>0,2600</text:p>
          </table:table-cell>
          <table:table-cell table:style-name="ce1" table:formula="of:=(([.B32]*0.03)^2+[.I32]^2)^0.5" office:value-type="float" office:value="0.0828502263123041" calcext:value-type="float">
            <text:p>0,0829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2" calcext:value-type="float">
            <text:p>0,02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9" calcext:value-type="float">
            <text:p>9,0000</text:p>
          </table:table-cell>
          <table:table-cell table:style-name="ce1" office:value-type="float" office:value="3.52" calcext:value-type="float">
            <text:p>3,5200</text:p>
          </table:table-cell>
          <table:table-cell table:style-name="ce1" table:formula="of:=((0.03*[.A33])^2+[.H33]^2)^0.5" office:value-type="float" office:value="0.287923600977759" calcext:value-type="float">
            <text:p>0,2879</text:p>
          </table:table-cell>
          <table:table-cell table:style-name="ce1" table:formula="of:=(([.B33]*0.03)^2+[.I33]^2)^0.5" office:value-type="float" office:value="0.107477253407407" calcext:value-type="float">
            <text:p>0,1075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2" calcext:value-type="float">
            <text:p>0,02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0" calcext:value-type="float">
            <text:p>10,0000</text:p>
          </table:table-cell>
          <table:table-cell table:style-name="ce1" office:value-type="float" office:value="5.04" calcext:value-type="float">
            <text:p>5,0400</text:p>
          </table:table-cell>
          <table:table-cell table:style-name="ce1" table:formula="of:=((0.03*[.A34])^2+[.H34]^2)^0.5" office:value-type="float" office:value="0.316227766016838" calcext:value-type="float">
            <text:p>0,3162</text:p>
          </table:table-cell>
          <table:table-cell table:style-name="ce1" table:formula="of:=(([.B34]*0.03)^2+[.I34]^2)^0.5" office:value-type="float" office:value="0.152517015444179" calcext:value-type="float">
            <text:p>0,1525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2" calcext:value-type="float">
            <text:p>0,02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1" calcext:value-type="float">
            <text:p>11,0000</text:p>
          </table:table-cell>
          <table:table-cell table:style-name="ce1" office:value-type="float" office:value="5.6" calcext:value-type="float">
            <text:p>5,6000</text:p>
          </table:table-cell>
          <table:table-cell table:style-name="ce1" table:formula="of:=((0.03*[.A35])^2+[.H35]^2)^0.5" office:value-type="float" office:value="0.344818792991333" calcext:value-type="float">
            <text:p>0,3448</text:p>
          </table:table-cell>
          <table:table-cell table:style-name="ce1" table:formula="of:=(([.B35]*0.03)^2+[.I35]^2)^0.5" office:value-type="float" office:value="0.172696265159383" calcext:value-type="float">
            <text:p>0,1727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4" calcext:value-type="float">
            <text:p>0,04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2" calcext:value-type="float">
            <text:p>12,0000</text:p>
          </table:table-cell>
          <table:table-cell table:style-name="ce1" office:value-type="float" office:value="6.48" calcext:value-type="float">
            <text:p>6,4800</text:p>
          </table:table-cell>
          <table:table-cell table:style-name="ce1" table:formula="of:=((0.03*[.A36])^2+[.H36]^2)^0.5" office:value-type="float" office:value="0.373630833845388" calcext:value-type="float">
            <text:p>0,3736</text:p>
          </table:table-cell>
          <table:table-cell table:style-name="ce1" table:formula="of:=(([.B36]*0.03)^2+[.I36]^2)^0.5" office:value-type="float" office:value="0.198472567373932" calcext:value-type="float">
            <text:p>0,1985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4" calcext:value-type="float">
            <text:p>0,04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3" calcext:value-type="float">
            <text:p>13,0000</text:p>
          </table:table-cell>
          <table:table-cell table:style-name="ce1" office:value-type="float" office:value="7.68" calcext:value-type="float">
            <text:p>7,6800</text:p>
          </table:table-cell>
          <table:table-cell table:style-name="ce1" table:formula="of:=((0.03*[.A37])^2+[.H37]^2)^0.5" office:value-type="float" office:value="0.402616442783948" calcext:value-type="float">
            <text:p>0,4026</text:p>
          </table:table-cell>
          <table:table-cell table:style-name="ce1" table:formula="of:=(([.B37]*0.03)^2+[.I37]^2)^0.5" office:value-type="float" office:value="0.233846445343948" calcext:value-type="float">
            <text:p>0,2338</text:p>
          </table:table-cell>
          <table:table-cell table:style-name="ce1" table:number-columns-repeated="3"/>
          <table:table-cell table:style-name="ce1" office:value-type="float" office:value="0.1" calcext:value-type="float">
            <text:p>0,1000</text:p>
          </table:table-cell>
          <table:table-cell table:style-name="ce1" office:value-type="float" office:value="0.04" calcext:value-type="float">
            <text:p>0,04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4" calcext:value-type="float">
            <text:p>14,0000</text:p>
          </table:table-cell>
          <table:table-cell table:style-name="ce1" office:value-type="float" office:value="8.6" calcext:value-type="float">
            <text:p>8,6000</text:p>
          </table:table-cell>
          <table:table-cell table:style-name="ce1" table:formula="of:=((0.03*[.A38])^2+[.H38]^2)^0.5" office:value-type="float" office:value="0.431740662898458" calcext:value-type="float">
            <text:p>0,4317</text:p>
          </table:table-cell>
          <table:table-cell table:style-name="ce1" table:formula="of:=(([.B38]*0.03)^2+[.I38]^2)^0.5" office:value-type="float" office:value="0.276702005775166" calcext:value-type="float">
            <text:p>0,2767</text:p>
          </table:table-cell>
          <table:table-cell table:style-name="ce1" table:number-columns-repeated="3"/>
          <table:table-cell table:number-columns-repeated="2" table:style-name="ce1" office:value-type="float" office:value="0.1" calcext:value-type="float">
            <text:p>0,10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5" calcext:value-type="float">
            <text:p>15,0000</text:p>
          </table:table-cell>
          <table:table-cell table:style-name="ce1" office:value-type="float" office:value="9.4" calcext:value-type="float">
            <text:p>9,4000</text:p>
          </table:table-cell>
          <table:table-cell table:style-name="ce1" table:formula="of:=((0.03*[.A39])^2+[.H39]^2)^0.5" office:value-type="float" office:value="0.460977222864644" calcext:value-type="float">
            <text:p>0,4610</text:p>
          </table:table-cell>
          <table:table-cell table:style-name="ce1" table:formula="of:=(([.B39]*0.03)^2+[.I39]^2)^0.5" office:value-type="float" office:value="0.299205614920576" calcext:value-type="float">
            <text:p>0,2992</text:p>
          </table:table-cell>
          <table:table-cell table:style-name="ce1" table:number-columns-repeated="3"/>
          <table:table-cell table:number-columns-repeated="2" table:style-name="ce1" office:value-type="float" office:value="0.1" calcext:value-type="float">
            <text:p>0,1000</text:p>
          </table:table-cell>
          <table:table-cell table:style-name="ce1" table:number-columns-repeated="9"/>
          <table:table-cell/>
        </table:table-row>
        <table:table-row table:style-name="ro1">
          <table:table-cell table:style-name="ce1" office:value-type="float" office:value="16" calcext:value-type="float">
            <text:p>16,0000</text:p>
          </table:table-cell>
          <table:table-cell office:value-type="float" office:value="10.6" calcext:value-type="float">
            <text:p>10,600</text:p>
          </table:table-cell>
          <table:table-cell table:style-name="ce1" table:formula="of:=((0.03*[.A40])^2+[.H40]^2)^0.5" office:value-type="float" office:value="0.490306026885251" calcext:value-type="float">
            <text:p>0,4903</text:p>
          </table:table-cell>
          <table:table-cell table:style-name="ce1" table:formula="of:=(([.B40]*0.03)^2+[.I40]^2)^0.5" office:value-type="float" office:value="0.333352666106033" calcext:value-type="float">
            <text:p>0,3334</text:p>
          </table:table-cell>
          <table:table-cell table:number-columns-repeated="3"/>
          <table:table-cell table:style-name="ce1" office:value-type="float" office:value="0.1" calcext:value-type="float">
            <text:p>0,1000</text:p>
          </table:table-cell>
          <table:table-cell office:value-type="float" office:value="0.1" calcext:value-type="float">
            <text:p>0,100</text:p>
          </table:table-cell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18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table:number-columns-repeated="7"/>
          <table:table-cell table:style-name="ce1"/>
          <table:table-cell table:number-columns-repeated="11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3" loext:min-decimal-places="3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6:01:01.318596876</meta:creation-date>
    <meta:generator>LibreOffice/5.1.4.2$Linux_x86 LibreOffice_project/10m0$Build-2</meta:generator>
    <dc:date>2016-10-17T18:46:04.475943103</dc:date>
    <meta:editing-duration>PT1H18M14S</meta:editing-duration>
    <meta:editing-cycles>28</meta:editing-cycles>
    <meta:document-statistic meta:table-count="1" meta:cell-count="474" meta:object-count="0"/>
  </office:meta>
</office:document-meta>
</file>